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mit.handleActiv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ubmit.Submit( ActionDefinition definition , boolean validate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